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navigator window is initially displayed during a presentation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Page 2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navigator window is initially displayed during a presentation.</text:p>
          </draw:text-box>
        </draw:frame>
      </draw:page>
      <presentation:settings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